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" style:family="graphic" style:parent-style-name="standard">
      <style:graphic-properties draw:fill-color="#9999ff" draw:fill-image-width="0cm" draw:fill-image-height="0cm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28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objectwithoutfill">
      <style:graphic-properties draw:stroke="dash" draw:stroke-dash="Fine_20_Dashed_20__28_var_29_" draw:fill="none" draw:textarea-vertical-align="middle"/>
    </style:style>
    <style:style style:name="gr9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xml:id="id2" draw:id="id2" draw:layer="layout" svg:width="19.1cm" svg:height="1.3cm" svg:x="4.5cm" svg:y="10.8cm">
          <text:p text:style-name="P1">Input Cor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5cm" svg:height="1cm" svg:x="11.3cm" svg:y="13.6cm">
          <text:p text:style-name="P1"><text:span text:style-name="T1">Keyboard 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7cm" svg:height="1cm" svg:x="5.3cm" svg:y="13.6cm">
          <text:p text:style-name="P1"><text:span text:style-name="T1">Joystick dri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1cm" svg:height="1cm" svg:x="18.5cm" svg:y="13.6cm">
          <text:p text:style-name="P1"><text:span text:style-name="T1">Mouse driv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15cm" svg:x1="7.65cm" svg:y1="13.6cm" svg:x2="14.05cm" svg:y2="12.1cm" draw:start-shape="id1" draw:start-glue-point="0" draw:end-shape="id2" draw:end-glue-point="2" svg:d="m7650 13600v-600h6400v-900" svg:viewBox="0 0 6401 1501">
          <text:p/>
        </draw:connector>
        <draw:connector draw:style-name="gr3" draw:text-style-name="P1" draw:layer="layout" svg:x1="14.05cm" svg:y1="13.6cm" svg:x2="14.05cm" svg:y2="12.1cm" draw:start-shape="id3" draw:start-glue-point="0" draw:end-shape="id2" draw:end-glue-point="2" svg:d="m14050 13600v-1500" svg:viewBox="0 0 1 1501">
          <text:p/>
        </draw:connector>
        <draw:connector draw:style-name="gr3" draw:text-style-name="P1" draw:layer="layout" draw:line-skew="0.15cm" svg:x1="20.55cm" svg:y1="13.6cm" svg:x2="14.05cm" svg:y2="12.1cm" draw:start-shape="id4" draw:start-glue-point="0" draw:end-shape="id2" draw:end-glue-point="2" svg:d="m20550 13600v-600h-6500v-900" svg:viewBox="0 0 6501 1501">
          <text:p/>
        </draw:connector>
        <draw:frame draw:style-name="gr4" draw:text-style-name="P3" draw:layer="layout" svg:width="3.5cm" svg:height="0.878cm" svg:x="10.7cm" svg:y="12.2cm">
          <draw:text-box draw:corner-radius="0.6cm">
            <text:p><text:span text:style-name="T2">inject events</text:span></text:p>
          </draw:text-box>
        </draw:frame>
        <draw:custom-shape draw:style-name="gr1" draw:text-style-name="P4" xml:id="id5" draw:id="id5" draw:layer="layout" svg:width="3.8cm" svg:height="1.4cm" svg:x="7.1cm" svg:y="7.7cm">
          <text:p text:style-name="P1"><text:span text:style-name="T2">evdev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6" draw:id="id6" draw:layer="layout" svg:width="3.9cm" svg:height="1.4cm" svg:x="12.1cm" svg:y="7.7cm">
          <text:p text:style-name="P1"><text:span text:style-name="T2">joydev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7" draw:id="id7" draw:layer="layout" svg:width="3.8cm" svg:height="1.4cm" svg:x="17.1cm" svg:y="7.7cm">
          <text:p text:style-name="P1"><text:span text:style-name="T2">keybdev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25cm" svg:x1="14.05cm" svg:y1="10.8cm" svg:x2="9cm" svg:y2="9.1cm" draw:start-shape="id2" draw:start-glue-point="0" draw:end-shape="id5" draw:end-glue-point="2" svg:d="m14050 10800v-600h-5050v-1100" svg:viewBox="0 0 5051 1701">
          <text:p/>
        </draw:connector>
        <draw:connector draw:style-name="gr3" draw:text-style-name="P1" draw:layer="layout" svg:x1="14.05cm" svg:y1="10.8cm" svg:x2="14.05cm" svg:y2="9.1cm" draw:start-shape="id2" draw:start-glue-point="0" draw:end-shape="id6" draw:end-glue-point="2" svg:d="m14050 10800v-1700" svg:viewBox="0 0 1 1701">
          <text:p/>
        </draw:connector>
        <draw:connector draw:style-name="gr3" draw:text-style-name="P1" draw:layer="layout" draw:line-skew="0.25cm" svg:x1="14.05cm" svg:y1="10.8cm" svg:x2="19cm" svg:y2="9.1cm" draw:start-shape="id2" draw:start-glue-point="0" draw:end-shape="id7" draw:end-glue-point="2" svg:d="m14050 10800v-600h4950v-1100" svg:viewBox="0 0 4951 1701">
          <text:p/>
        </draw:connector>
        <draw:frame draw:style-name="gr5" draw:text-style-name="P3" draw:layer="layout" svg:width="6.5cm" svg:height="0.806cm" svg:x="14.1cm" svg:y="9.394cm">
          <draw:text-box>
            <text:p><text:span text:style-name="T2">call handlers</text:span></text:p>
          </draw:text-box>
        </draw:frame>
        <draw:custom-shape draw:style-name="gr6" draw:text-style-name="P1" xml:id="id8" draw:id="id8" draw:layer="layout" svg:width="13.9cm" svg:height="1.6cm" svg:x="7.1cm" svg:y="4.1cm">
          <draw:glue-point draw:id="4" svg:x="-3.629cm" svg:y="5cm"/>
          <draw:glue-point draw:id="5" svg:x="0cm" svg:y="4.375cm"/>
          <draw:glue-point draw:id="6" svg:x="3.561cm" svg:y="5cm"/>
          <text:p text:style-name="P1">X11, Wine, Console, ..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cm" svg:y1="7.7cm" svg:x2="9.006cm" svg:y2="5.7cm" draw:start-shape="id5" draw:start-glue-point="0" draw:end-shape="id8" draw:end-glue-point="4" svg:d="m9000 7700v-1000h6v-1000" svg:viewBox="0 0 7 2001">
          <text:p/>
        </draw:connector>
        <draw:connector draw:style-name="gr3" draw:text-style-name="P1" draw:layer="layout" svg:x1="14.05cm" svg:y1="7.7cm" svg:x2="14.05cm" svg:y2="5.6cm" draw:start-shape="id6" draw:start-glue-point="0" draw:end-shape="id8" draw:end-glue-point="5" svg:d="m14050 7700v-2100" svg:viewBox="0 0 1 2101">
          <text:p/>
        </draw:connector>
        <draw:connector draw:style-name="gr3" draw:text-style-name="P1" draw:layer="layout" svg:x1="19cm" svg:y1="7.7cm" svg:x2="18.999cm" svg:y2="5.7cm" draw:start-shape="id7" draw:start-glue-point="0" draw:end-shape="id8" draw:end-glue-point="6" svg:d="m19000 7700v-1000h-1v-1000" svg:viewBox="0 0 2 2001">
          <text:p/>
        </draw:connector>
        <draw:frame draw:style-name="gr7" draw:text-style-name="P5" draw:layer="layout" svg:width="4.281cm" svg:height="0.962cm" svg:x="1.119cm" svg:y="6cm">
          <draw:text-box>
            <text:p><text:span text:style-name="T3">Userspace</text:span></text:p>
          </draw:text-box>
        </draw:frame>
        <draw:frame draw:style-name="gr7" draw:text-style-name="P5" draw:layer="layout" svg:width="2.681cm" svg:height="0.962cm" svg:x="1.219cm" svg:y="10.438cm">
          <draw:text-box>
            <text:p><text:span text:style-name="T3">Kernel</text:span></text:p>
          </draw:text-box>
        </draw:frame>
        <draw:line draw:style-name="gr8" draw:text-style-name="P1" draw:layer="layout" svg:x1="1.2cm" svg:y1="15.3cm" svg:x2="24cm" svg:y2="15.3cm">
          <text:p/>
        </draw:line>
        <draw:custom-shape draw:style-name="gr9" draw:text-style-name="P2" xml:id="id11" draw:id="id11" draw:layer="layout" svg:width="4.7cm" svg:height="0.9cm" svg:x="5.3cm" svg:y="16.1cm">
          <text:p text:style-name="P1"><text:span text:style-name="T1">Joystick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9" draw:id="id9" draw:layer="layout" svg:width="5.5cm" svg:height="0.9cm" svg:x="11.3cm" svg:y="16.1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4.3cm" svg:height="0.9cm" svg:x="18.4cm" svg:y="16.1cm">
          <text:p text:style-name="P1"><text:span text:style-name="T1">Mouse driver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4.05cm" svg:y1="16.1cm" svg:x2="14.05cm" svg:y2="14.6cm" draw:start-shape="id9" draw:start-glue-point="0" draw:end-shape="id3" draw:end-glue-point="2" svg:d="m14050 16100v-1500" svg:viewBox="0 0 1 1501">
          <text:p/>
        </draw:connector>
        <draw:connector draw:style-name="gr11" draw:text-style-name="P1" draw:layer="layout" svg:x1="20.55cm" svg:y1="16.1cm" svg:x2="20.55cm" svg:y2="14.6cm" draw:start-shape="id10" draw:start-glue-point="0" draw:end-shape="id4" draw:end-glue-point="2" svg:d="m20550 16100v-1500" svg:viewBox="0 0 1 1501">
          <text:p/>
        </draw:connector>
        <draw:connector draw:style-name="gr11" draw:text-style-name="P1" draw:layer="layout" svg:x1="7.65cm" svg:y1="16.1cm" svg:x2="7.65cm" svg:y2="14.6cm" draw:start-shape="id11" draw:start-glue-point="0" draw:end-shape="id1" draw:end-glue-point="2" svg:d="m7650 16100v-1500" svg:viewBox="0 0 1 1501">
          <text:p/>
        </draw:connector>
        <draw:frame draw:style-name="gr7" draw:text-style-name="P5" draw:layer="layout" svg:width="4cm" svg:height="0.962cm" svg:x="1cm" svg:y="15.3cm">
          <draw:text-box>
            <text:p><text:span text:style-name="T3">Hardware</text:span></text:p>
          </draw:text-box>
        </draw:frame>
        <draw:custom-shape draw:style-name="gr6" draw:text-style-name="P4" draw:layer="layout" svg:width="2.4cm" svg:height="1.2cm" svg:x="7.9cm" svg:y="1.7cm">
          <text:p text:style-name="P1"><text:span text:style-name="T2">Program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.2cm" svg:x="7.9cm" svg:y="1.7cm">
          <text:p text:style-name="P1"><text:span text:style-name="T2">Program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cm" svg:height="1.2cm" svg:x="17cm" svg:y="1.7cm">
          <text:p text:style-name="P1"><text:span text:style-name="T2">Gam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cm" svg:height="1.2cm" svg:x="11.5cm" svg:y="1.7cm">
          <text:p text:style-name="P1"><text:span text:style-name="T2">Desktop too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3cm" svg:height="0.6cm" svg:x="12.9cm" svg:y="3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3" draw:layer="layout" svg:width="3.806cm" svg:height="0.806cm" svg:x="8.894cm" svg:y="6.3cm">
          <draw:text-box>
            <text:p><text:span text:style-name="T2">evdev API</text:span></text:p>
          </draw:text-box>
        </draw:frame>
        <draw:frame draw:style-name="gr13" draw:text-style-name="P3" draw:layer="layout" svg:width="3.806cm" svg:height="0.806cm" svg:x="14cm" svg:y="6.3cm">
          <draw:text-box>
            <text:p><text:span text:style-name="T2">joystick API</text:span></text:p>
          </draw:text-box>
        </draw:frame>
        <draw:frame draw:style-name="gr13" draw:text-style-name="P3" draw:layer="layout" svg:width="3.806cm" svg:height="0.806cm" svg:x="19cm" svg:y="6.294cm">
          <draw:text-box>
            <text:p><text:span text:style-name="T2">keyboard API</text:span></text:p>
          </draw:text-box>
        </draw:frame>
        <draw:line draw:style-name="gr8" draw:text-style-name="P1" draw:layer="layout" svg:x1="1.2cm" svg:y1="7.2cm" svg:x2="24cm" svg:y2="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 Huguet</meta:initial-creator>
    <meta:creation-date>2013-04-26T17:07:30</meta:creation-date>
    <dc:date>2013-04-29T09:06:57</dc:date>
    <meta:editing-duration>PT1H14M12S</meta:editing-duration>
    <meta:editing-cycles>57</meta:editing-cycles>
    <meta:generator>LibreOffice/3.6$Linux_x86 LibreOffice_project/360m1$Build-304</meta:generator>
    <meta:document-statistic meta:object-count="38"/>
  </office:meta>
</office:document-meta>
</file>